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ort Bow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ng Bow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ystal Bow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ven Bow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cient Bow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rk Bow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-00-00</text:date>, <text:time style:data-style-name="N2" text:time-value="16:05:04.3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0-09T16:08:54.345000000</dc:date>
    <meta:editing-duration>PT4M29S</meta:editing-duration>
    <meta:editing-cycles>3</meta:editing-cycles>
    <meta:document-statistic meta:table-count="1" meta:cell-count="16" meta:object-count="0"/>
  </office:meta>
</office:document-meta>
</file>